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PathMatcherData.parseRoutes( List &lt; Route &gt; ro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llRoutesAntPathMatcher.register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Data.parseRoutes( List &lt; Route &gt; ro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Generator.captureRo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outeGenerator.allRo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tchingBenchmark.matchAndSortAllRoutesWithPathPatternParser( AllRoutesPatternParser data , Blackhole b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MatchingBenchmark.matchAllRoutesWithPathPatternParser( AllRoutesPatternParser data , Blackhole b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MatchingBenchmark.matchStaticRoutesWithPathPatternParser( StaticRoutesPatternParser data , Blackhole b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.Route( String pattern , String ... matchingPat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icRoutesPatternParser.register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ingBenchmark.matchStaticRoutesWithAntPathMatcher( StaticRoutesAntPathMatcher data , Blackhole b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.matching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Generator.regex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Generator.staticRo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MatchingBenchmark.matchAllRoutesWithAntPathMatcher( AllRoutesAntPathMatcher data , Blackhole b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RoutesAntPathMatcher.register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.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ingBenchmark.matchAndSortAllRoutesWithAntPathMatcher( AllRoutesAntPathMatcher data , Blackhole b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lRoutesPatternParser.register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